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7000001C3CF78F81D.png" manifest:media-type="image/png"/>
  <manifest:file-entry manifest:full-path="Pictures/100002010000020B0000019B013F0F9D.png" manifest:media-type="image/png"/>
  <manifest:file-entry manifest:full-path="Pictures/1000020100000157000000B7AE025C29.png" manifest:media-type="image/png"/>
  <manifest:file-entry manifest:full-path="Pictures/100002010000027F000001A7DF475D5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iskelija" style:family="table">
      <style:table-properties style:width="17cm" table:align="margins"/>
    </style:style>
    <style:style style:name="Opiskelija.A" style:family="table-column">
      <style:table-column-properties style:column-width="5.667cm" style:rel-column-width="21845*"/>
    </style:style>
    <style:style style:name="Opiskelija.A1" style:family="table-cell">
      <style:table-cell-properties fo:padding="0.097cm" fo:border-left="0.05pt solid #000000" fo:border-right="none" fo:border-top="0.05pt solid #000000" fo:border-bottom="0.05pt solid #000000"/>
    </style:style>
    <style:style style:name="Opiskelija.C1" style:family="table-cell">
      <style:table-cell-properties fo:padding="0.097cm" fo:border="0.05pt solid #000000"/>
    </style:style>
    <style:style style:name="Opiskelija.A2" style:family="table-cell">
      <style:table-cell-properties fo:padding="0.097cm" fo:border-left="0.05pt solid #000000" fo:border-right="none" fo:border-top="none" fo:border-bottom="0.05pt solid #000000"/>
    </style:style>
    <style:style style:name="Opiskelija.C2"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2pt" officeooo:rsid="0008403e" officeooo:paragraph-rsid="0008403e" style:font-size-asian="10.5pt" style:font-size-complex="12pt"/>
    </style:style>
    <style:style style:name="P2" style:family="paragraph" style:parent-style-name="Preformatted_20_Text">
      <style:text-properties fo:font-size="12pt" officeooo:rsid="000bcc91" officeooo:paragraph-rsid="000bcc91" style:font-size-asian="10.5pt" style:font-size-complex="12pt"/>
    </style:style>
    <style:style style:name="P3" style:family="paragraph" style:parent-style-name="Preformatted_20_Text">
      <style:text-properties fo:font-size="12pt" officeooo:rsid="000cdead" officeooo:paragraph-rsid="000cdead" style:font-size-asian="10.5pt" style:font-size-complex="12pt"/>
    </style:style>
    <style:style style:name="P4" style:family="paragraph" style:parent-style-name="Preformatted_20_Text">
      <style:text-properties fo:font-size="12pt" officeooo:rsid="000ebfd1" officeooo:paragraph-rsid="000ebfd1" style:font-size-asian="10.5pt" style:font-size-complex="12pt"/>
    </style:style>
    <style:style style:name="P5" style:family="paragraph" style:parent-style-name="Preformatted_20_Text">
      <style:text-properties fo:font-size="12pt" officeooo:rsid="001c2bd3" officeooo:paragraph-rsid="001c2bd3" style:font-size-asian="10.5pt" style:font-size-complex="12pt"/>
    </style:style>
    <style:style style:name="P6" style:family="paragraph" style:parent-style-name="Preformatted_20_Text">
      <style:text-properties fo:font-size="12pt" style:text-underline-style="solid" style:text-underline-width="auto" style:text-underline-color="font-color" officeooo:rsid="000bcc91" officeooo:paragraph-rsid="000bcc91" style:font-size-asian="10.5pt" style:font-size-complex="12pt"/>
    </style:style>
    <style:style style:name="P7" style:family="paragraph" style:parent-style-name="Preformatted_20_Text">
      <style:text-properties fo:font-size="12pt" style:text-underline-style="solid" style:text-underline-width="auto" style:text-underline-color="font-color" officeooo:rsid="000cdead" officeooo:paragraph-rsid="000cdead" style:font-size-asian="10.5pt" style:font-size-complex="12pt"/>
    </style:style>
    <style:style style:name="P8" style:family="paragraph" style:parent-style-name="Preformatted_20_Text">
      <style:text-properties fo:font-size="12pt" style:text-underline-style="solid" style:text-underline-width="auto" style:text-underline-color="font-color" officeooo:rsid="000cdead" officeooo:paragraph-rsid="001c2bd3" style:font-size-asian="10.5pt" style:font-size-complex="12pt"/>
    </style:style>
    <style:style style:name="P9" style:family="paragraph" style:parent-style-name="Preformatted_20_Text">
      <style:text-properties fo:font-size="12pt" style:text-underline-style="solid" style:text-underline-width="auto" style:text-underline-color="font-color" officeooo:rsid="001c2bd3" officeooo:paragraph-rsid="001c2bd3" style:font-size-asian="10.5pt" style:font-size-complex="12pt"/>
    </style:style>
    <style:style style:name="P10" style:family="paragraph" style:parent-style-name="Preformatted_20_Text">
      <style:text-properties fo:font-size="12pt" style:text-underline-style="none" fo:font-weight="normal" officeooo:rsid="00120798" officeooo:paragraph-rsid="00120798" style:font-size-asian="12pt" style:font-weight-asian="normal" style:font-size-complex="12pt" style:font-weight-complex="normal"/>
    </style:style>
    <style:style style:name="P11" style:family="paragraph" style:parent-style-name="Preformatted_20_Text">
      <style:text-properties fo:font-size="12pt" style:text-underline-style="none" fo:font-weight="normal" officeooo:rsid="0013a299" officeooo:paragraph-rsid="0013a299" style:font-size-asian="12pt" style:font-weight-asian="normal" style:font-size-complex="12pt" style:font-weight-complex="normal"/>
    </style:style>
    <style:style style:name="P12" style:family="paragraph" style:parent-style-name="Preformatted_20_Text">
      <style:text-properties fo:font-size="12pt" style:text-underline-style="none" fo:font-weight="normal" officeooo:rsid="0014de1b" officeooo:paragraph-rsid="0014de1b" style:font-size-asian="10.5pt" style:font-weight-asian="normal" style:font-size-complex="12pt" style:font-weight-complex="normal"/>
    </style:style>
    <style:style style:name="P13" style:family="paragraph" style:parent-style-name="Preformatted_20_Text">
      <style:text-properties fo:font-size="12pt" style:text-underline-style="none" fo:font-weight="normal" officeooo:rsid="00150a42" officeooo:paragraph-rsid="0018ec5c" style:font-size-asian="10.5pt" style:font-weight-asian="normal" style:font-size-complex="12pt" style:font-weight-complex="normal"/>
    </style:style>
    <style:style style:name="P14" style:family="paragraph" style:parent-style-name="Preformatted_20_Text">
      <style:text-properties fo:font-size="12pt" style:text-underline-style="none" fo:font-weight="normal" officeooo:rsid="0018ec5c" officeooo:paragraph-rsid="0018ec5c" style:font-size-asian="10.5pt" style:font-weight-asian="normal" style:font-size-complex="12pt" style:font-weight-complex="normal"/>
    </style:style>
    <style:style style:name="P15" style:family="paragraph" style:parent-style-name="Preformatted_20_Text">
      <style:text-properties fo:font-size="12pt" style:text-underline-style="none" officeooo:rsid="001c2bd3" officeooo:paragraph-rsid="001c2bd3" style:font-size-asian="10.5pt" style:font-size-complex="12pt"/>
    </style:style>
    <style:style style:name="P16" style:family="paragraph" style:parent-style-name="Preformatted_20_Text">
      <style:text-properties fo:font-size="16pt" officeooo:rsid="000ac696" officeooo:paragraph-rsid="000ac696" style:font-size-asian="14pt" style:font-size-complex="16pt"/>
    </style:style>
    <style:style style:name="P17" style:family="paragraph" style:parent-style-name="Preformatted_20_Text">
      <style:text-properties fo:font-size="16pt" officeooo:rsid="001144f7" officeooo:paragraph-rsid="001144f7" style:font-size-asian="14pt" style:font-size-complex="16pt"/>
    </style:style>
    <style:style style:name="P18" style:family="paragraph" style:parent-style-name="Preformatted_20_Text">
      <style:text-properties fo:font-size="16pt" fo:font-weight="bold" officeooo:rsid="000ac696" officeooo:paragraph-rsid="000ac696" style:font-size-asian="14pt" style:font-weight-asian="bold" style:font-size-complex="16pt" style:font-weight-complex="bold"/>
    </style:style>
    <style:style style:name="P19" style:family="paragraph" style:parent-style-name="Preformatted_20_Text">
      <style:text-properties fo:font-size="16pt" fo:font-weight="bold" officeooo:rsid="0008403e" officeooo:paragraph-rsid="0008403e" style:font-size-asian="16pt" style:font-weight-asian="bold" style:font-size-complex="16pt" style:font-weight-complex="bold"/>
    </style:style>
    <style:style style:name="P20" style:family="paragraph" style:parent-style-name="Preformatted_20_Text">
      <style:text-properties fo:font-size="16pt" style:text-underline-style="solid" style:text-underline-width="auto" style:text-underline-color="font-color" fo:font-weight="bold" officeooo:rsid="001144f7" officeooo:paragraph-rsid="001144f7" style:font-size-asian="16pt" style:font-weight-asian="bold" style:font-size-complex="16pt" style:font-weight-complex="bold"/>
    </style:style>
    <style:style style:name="P21" style:family="paragraph" style:parent-style-name="Preformatted_20_Text">
      <style:text-properties fo:font-size="16pt" style:text-underline-style="none" fo:font-weight="bold" officeooo:rsid="001144f7" officeooo:paragraph-rsid="001144f7" style:font-size-asian="16pt" style:font-weight-asian="bold" style:font-size-complex="16pt" style:font-weight-complex="bold"/>
    </style:style>
    <style:style style:name="P22" style:family="paragraph" style:parent-style-name="Preformatted_20_Text">
      <style:text-properties fo:font-size="16pt" style:text-underline-style="none" fo:font-weight="bold" officeooo:rsid="0014bd9a" officeooo:paragraph-rsid="0014bd9a" style:font-size-asian="16pt" style:font-weight-asian="bold" style:font-size-complex="16pt" style:font-weight-complex="bold"/>
    </style:style>
    <style:style style:name="P23" style:family="paragraph" style:parent-style-name="Preformatted_20_Text">
      <style:text-properties fo:font-size="16pt" style:text-underline-style="none" fo:font-weight="bold" officeooo:rsid="0014de1b" officeooo:paragraph-rsid="0014de1b" style:font-size-asian="16pt" style:font-weight-asian="bold" style:font-size-complex="16pt" style:font-weight-complex="bold"/>
    </style:style>
    <style:style style:name="P24" style:family="paragraph" style:parent-style-name="Preformatted_20_Text">
      <style:text-properties fo:font-size="16pt" style:text-underline-style="none" fo:font-weight="bold" officeooo:rsid="0014de1b" officeooo:paragraph-rsid="0014bd9a" style:font-size-asian="16pt" style:font-weight-asian="bold" style:font-size-complex="16pt" style:font-weight-complex="bold"/>
    </style:style>
    <style:style style:name="P25" style:family="paragraph" style:parent-style-name="Preformatted_20_Text">
      <style:text-properties fo:font-size="16pt" style:text-underline-style="none" fo:font-weight="bold" officeooo:rsid="00150a42" officeooo:paragraph-rsid="00150a42" style:font-size-asian="16pt" style:font-weight-asian="bold" style:font-size-complex="16pt" style:font-weight-complex="bold"/>
    </style:style>
    <style:style style:name="P26" style:family="paragraph" style:parent-style-name="Preformatted_20_Text">
      <style:text-properties fo:font-size="16pt" style:text-underline-style="none" fo:font-weight="bold" officeooo:rsid="0018ec5c" officeooo:paragraph-rsid="0018ec5c" style:font-size-asian="16pt" style:font-weight-asian="bold" style:font-size-complex="16pt" style:font-weight-complex="bold"/>
    </style:style>
    <style:style style:name="P27" style:family="paragraph" style:parent-style-name="Preformatted_20_Text">
      <style:text-properties fo:font-size="16pt" style:text-underline-style="none" fo:font-weight="bold" officeooo:rsid="001ee798" officeooo:paragraph-rsid="001ee798" style:font-size-asian="16pt" style:font-weight-asian="bold" style:font-size-complex="16pt" style:font-weight-complex="bold"/>
    </style:style>
    <style:style style:name="P28" style:family="paragraph" style:parent-style-name="Preformatted_20_Text">
      <style:text-properties fo:font-size="16pt" style:text-underline-style="none" fo:font-weight="bold" officeooo:rsid="00150a42" officeooo:paragraph-rsid="0018ec5c" style:font-size-asian="14pt" style:font-weight-asian="bold" style:font-size-complex="16pt" style:font-weight-complex="bold"/>
    </style:style>
    <style:style style:name="P29" style:family="paragraph" style:parent-style-name="Preformatted_20_Text">
      <style:text-properties fo:font-size="14pt" officeooo:rsid="000bcc91" officeooo:paragraph-rsid="000bcc91" style:font-size-asian="14pt" style:font-size-complex="14pt"/>
    </style:style>
    <style:style style:name="P30" style:family="paragraph" style:parent-style-name="Preformatted_20_Text">
      <style:text-properties fo:font-size="14pt" officeooo:rsid="000bcc91" officeooo:paragraph-rsid="000cdead" style:font-size-asian="14pt" style:font-size-complex="14pt"/>
    </style:style>
    <style:style style:name="P31" style:family="paragraph" style:parent-style-name="Preformatted_20_Text">
      <style:text-properties fo:font-size="14pt" style:text-underline-style="solid" style:text-underline-width="auto" style:text-underline-color="font-color" officeooo:rsid="000bcc91" officeooo:paragraph-rsid="000bcc91" style:font-size-asian="14pt" style:font-size-complex="14pt"/>
    </style:style>
    <style:style style:name="P32" style:family="paragraph" style:parent-style-name="Preformatted_20_Text">
      <style:text-properties fo:font-size="18pt" style:text-underline-style="solid" style:text-underline-width="auto" style:text-underline-color="font-color" fo:font-weight="bold" officeooo:rsid="001144f7" officeooo:paragraph-rsid="001144f7" style:font-size-asian="18pt" style:font-weight-asian="bold" style:font-size-complex="18pt" style:font-weight-complex="bold"/>
    </style:style>
    <style:style style:name="P33" style:family="paragraph" style:parent-style-name="Preformatted_20_Text">
      <style:text-properties fo:font-size="18pt" style:text-underline-style="solid" style:text-underline-width="auto" style:text-underline-color="font-color" fo:font-weight="bold" officeooo:rsid="001144f7" officeooo:paragraph-rsid="000cdead" style:font-size-asian="18pt" style:font-weight-asian="bold" style:font-size-complex="18pt" style:font-weight-complex="bold"/>
    </style:style>
    <style:style style:name="P34" style:family="paragraph" style:parent-style-name="Preformatted_20_Text">
      <style:text-properties officeooo:paragraph-rsid="0014de1b"/>
    </style:style>
    <style:style style:name="P35" style:family="paragraph" style:parent-style-name="Preformatted_20_Text">
      <style:text-properties officeooo:rsid="0014de1b" officeooo:paragraph-rsid="0014de1b"/>
    </style:style>
    <style:style style:name="P36" style:family="paragraph" style:parent-style-name="Preformatted_20_Text">
      <style:text-properties style:font-name="Liberation Mono" fo:font-size="12pt" style:text-underline-style="none" fo:font-weight="normal" officeooo:rsid="001ab053" officeooo:paragraph-rsid="001ab053" style:font-size-asian="12pt" style:font-weight-asian="normal" style:font-size-complex="12pt" style:font-weight-complex="normal"/>
    </style:style>
    <style:style style:name="P37" style:family="paragraph" style:parent-style-name="Table_20_Heading">
      <style:text-properties style:font-name="Liberation Mono" fo:font-size="12pt" officeooo:rsid="00120798" officeooo:paragraph-rsid="00120798" style:font-name-asian="NSimSun" style:font-size-asian="12pt" style:font-name-complex="Liberation Mono" style:font-size-complex="12pt"/>
    </style:style>
    <style:style style:name="P38" style:family="paragraph" style:parent-style-name="Table_20_Contents">
      <style:text-properties style:font-name="Liberation Mono" fo:font-size="12pt" officeooo:rsid="00120798" officeooo:paragraph-rsid="00120798" style:font-name-asian="NSimSun" style:font-size-asian="12pt" style:font-name-complex="Liberation Mono" style:font-size-complex="12pt"/>
    </style:style>
    <style:style style:name="P39" style:family="paragraph" style:parent-style-name="Heading_20_2">
      <style:text-properties fo:font-size="16pt" style:text-underline-style="none" fo:font-weight="bold" officeooo:rsid="00150a42" officeooo:paragraph-rsid="00150a42" style:font-size-asian="16pt" style:font-weight-asian="bold" style:font-size-complex="16pt" style:font-weight-complex="bold"/>
    </style:style>
    <style:style style:name="P40" style:family="paragraph" style:parent-style-name="Heading_20_2">
      <style:text-properties fo:font-variant="normal" fo:text-transform="none" fo:color="#333333" style:font-name="Liberation Mono" fo:font-size="12pt" fo:letter-spacing="normal" fo:font-style="normal" style:text-underline-style="none" fo:font-weight="normal" officeooo:rsid="0019e775" officeooo:paragraph-rsid="0019e775" style:font-size-asian="10.5pt" style:font-weight-asian="normal" style:font-size-complex="12pt" style:font-weight-complex="normal"/>
    </style:style>
    <style:style style:name="P41" style:family="paragraph" style:parent-style-name="Heading_20_2">
      <style:text-properties fo:font-variant="normal" fo:text-transform="none" fo:color="#333333" style:font-name="Liberation Mono" fo:font-size="16pt" fo:letter-spacing="normal" fo:font-style="normal" style:text-underline-style="none" fo:font-weight="bold" officeooo:rsid="00150a42" officeooo:paragraph-rsid="0019e775" style:font-size-asian="16pt" style:font-weight-asian="bold" style:font-size-complex="16pt" style:font-weight-complex="bold"/>
    </style:style>
    <style:style style:name="P42" style:family="paragraph" style:parent-style-name="Heading_20_2">
      <style:text-properties fo:font-variant="normal" fo:text-transform="none" fo:color="#333333" style:font-name="Liberation Mono" fo:font-size="16pt" fo:letter-spacing="normal" fo:font-style="normal" style:text-underline-style="none" fo:font-weight="bold" officeooo:rsid="00150a42" officeooo:paragraph-rsid="00150a42"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dead"/>
    </style:style>
    <style:style style:name="T3" style:family="text">
      <style:text-properties style:text-underline-style="solid" style:text-underline-width="auto" style:text-underline-color="font-color" officeooo:rsid="001c2bd3"/>
    </style:style>
    <style:style style:name="T4" style:family="text">
      <style:text-properties fo:font-size="14pt" style:font-size-asian="14pt" style:font-size-complex="14pt"/>
    </style:style>
    <style:style style:name="T5" style:family="text">
      <style:text-properties fo:font-size="14pt" officeooo:rsid="000cdead" style:font-size-asian="14pt"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2pt" style:text-underline-style="none" fo:font-weight="normal" officeooo:rsid="0014de1b" style:font-size-asian="10.5pt" style:font-weight-asian="normal" style:font-size-complex="12pt" style:font-weight-complex="normal"/>
    </style:style>
    <style:style style:name="T8" style:family="text">
      <style:text-properties officeooo:rsid="0018ec5c"/>
    </style:style>
    <style:style style:name="T9" style:family="text">
      <style:text-properties fo:font-variant="normal" fo:text-transform="none" fo:color="#333333" style:font-name="Liberation Mono" fo:letter-spacing="normal" fo:font-style="normal" style:font-size-asian="12pt"/>
    </style:style>
    <style:style style:name="T10" style:family="text">
      <style:text-properties fo:font-variant="normal" fo:text-transform="none" fo:color="#000000" style:font-name="Liberation Mono" fo:letter-spacing="normal" fo:font-style="normal" style:font-size-asian="12pt"/>
    </style:style>
    <style:style style:name="T11" style:family="text">
      <style:text-properties fo:font-variant="normal" fo:text-transform="none" fo:color="#000000" style:font-name="Liberation Mono" fo:letter-spacing="normal" fo:font-style="normal" style:font-size-asian="12pt" fo:padding="0cm" fo:border="none"/>
    </style:style>
    <style:style style:name="T12" style:family="text">
      <style:text-properties style:font-name="Liberation Mono" style:font-size-asian="12pt"/>
    </style:style>
    <style:style style:name="T13" style:family="text">
      <style:text-properties officeooo:rsid="00194a79"/>
    </style:style>
    <style:style style:name="T14" style:family="text">
      <style:text-properties officeooo:rsid="0019e775"/>
    </style:style>
    <style:style style:name="T15" style:family="text">
      <style:text-properties officeooo:rsid="001c2bd3"/>
    </style:style>
    <style:style style:name="T16" style:family="text">
      <style:text-properties officeooo:rsid="001dc575"/>
    </style:style>
    <style:style style:name="T17" style:family="text">
      <style:text-properties officeooo:rsid="001ee798"/>
    </style:style>
    <style:style style:name="T18" style:family="text">
      <style:text-properties officeooo:rsid="0020a60f"/>
    </style:style>
    <style:style style:name="T19" style:family="text">
      <style:text-properties officeooo:rsid="002129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Johdanto</text:p>
      <text:p text:style-name="P1"/>
      <text:p text:style-name="P1">Ohjelman tarkoitus on luoda ympäristö urheilujoukkueille, jossa voidaan <text:span text:style-name="T8">luoda ja hallita joukkueita</text:span>. Järjestelmään voi luoda profiilin pelaajille ja joukkueille. Joukkueet voivat järjestää tapahtumia kuten harjoituksia ja otteluit<text:span text:style-name="T8">a, joita pelaajat voivat tarkistella sivuilta.</text:span></text:p>
      <text:p text:style-name="P1"/>
      <text:p text:style-name="P1">Ohjelma toteutetaan laitoksen users-palvelimelle Php:tä käyttäen.</text:p>
      <text:p text:style-name="P16"/>
      <text:p text:style-name="P32">Yleiskuva järjestelmästä</text:p>
      <text:p text:style-name="P17"/>
      <text:p text:style-name="P18">Käyttötapauskaavio</text:p>
      <text:p text:style-name="P16"><draw:frame draw:style-name="fr1" draw:name="Kuva1" text:anchor-type="paragraph" svg:x="-1.434cm" svg:y="0.559cm" svg:width="19.576cm" svg:height="10.478cm" draw:z-index="1"><draw:image xlink:href="Pictures/100002010000027F000001A7DF475D52.png" xlink:type="simple" xlink:show="embed" xlink:actuate="onLoad"/></draw:frame></text:p>
      <text:p text:style-name="P16"/>
      <text:p text:style-name="P18">Käyttäjäryhmät</text:p>
      <text:p text:style-name="P2"/>
      <text:p text:style-name="P31">Uusi käyttäjä </text:p>
      <text:p text:style-name="P2">Kuka tahansa joka sattuu sivulle, joka ei vielä ole rekisteröitynyt</text:p>
      <text:p text:style-name="P2"/>
      <text:p text:style-name="P2"><text:span text:style-name="T6">Pelaaja</text:span> </text:p>
      <text:p text:style-name="P2">Rekisteröitynyt käyttäjä, jolla ei ole joukkueenhallinta oikeuksia</text:p>
      <text:p text:style-name="P2"/>
      <text:p text:style-name="P31"><text:span text:style-name="T15">Joukkueenjäsen</text:span> </text:p>
      <text:p text:style-name="P2">Rekisteröitynyt käyttäjä, jo<text:span text:style-name="T15">ka on joukkueen jäsen, ja täten</text:span> oikeudet muokata j<text:span text:style-name="T15">ou</text:span>kk<text:span text:style-name="T15">u</text:span>e<text:span text:style-name="T15">tta</text:span></text:p>
      <text:p text:style-name="P16"><text:soft-page-break/></text:p>
      <text:p text:style-name="P18">Käyttötapauskuvaukset</text:p>
      <text:p text:style-name="P6"/>
      <text:p text:style-name="P6"><text:span text:style-name="T4">Uu</text:span><text:span text:style-name="T5">den käyttäjän käyttötapaukset</text:span> </text:p>
      <text:p text:style-name="P2"/>
      <text:p text:style-name="P6">Rekisteröityminen</text:p>
      <text:p text:style-name="P15">Uusi käyttäjä luo tunnuksen palveluun</text:p>
      <text:p text:style-name="P2"/>
      <text:p text:style-name="P29"><text:span text:style-name="T1">Pelaaja</text:span><text:span text:style-name="T2">n käyttötapaukset</text:span></text:p>
      <text:p text:style-name="P2"><text:s/></text:p>
      <text:p text:style-name="P6">Kirjautuminen</text:p>
      <text:p text:style-name="P15">Käyttäjä kirjautuu palveluun</text:p>
      <text:p text:style-name="P3"/>
      <text:p text:style-name="P7"><text:span text:style-name="T15">Om</text:span>ie<text:span text:style-name="T15">n tie</text:span>tojen muokkaus</text:p>
      <text:p text:style-name="P4">Pelaaja muokkaa omia tietojaan</text:p>
      <text:p text:style-name="P2"/>
      <text:p text:style-name="P9">Joukkueeseen liittyminen</text:p>
      <text:p text:style-name="P4">Pelaaja <text:span text:style-name="T15">liittyy joukkueen jäseneksi</text:span></text:p>
      <text:p text:style-name="P4"/>
      <text:p text:style-name="P9">Joukkueen luominen</text:p>
      <text:p text:style-name="P5">Pelaaja luo uuden joukkuuen, ja liittyy samalla sen jäseneksi</text:p>
      <text:p text:style-name="P3"/>
      <text:p text:style-name="P30"><text:span text:style-name="T3">Joukkueenjäsenen</text:span><text:span text:style-name="T2"> käyttötapaukset</text:span></text:p>
      <text:p text:style-name="P7"/>
      <text:p text:style-name="P7"><text:span text:style-name="T15">Tapahtuman</text:span> lisääminen</text:p>
      <text:p text:style-name="P5">Joukkueenjäsen lisää tapahtuman joukkueelle jossa hän on jäsen</text:p>
      <text:p text:style-name="P5"/>
      <text:p text:style-name="P8"><text:span text:style-name="T15">Tapahtuman</text:span> <text:span text:style-name="T15">muokkaaminen</text:span></text:p>
      <text:p text:style-name="P5">Joukkueenjäsen muokkaa tapahtumaa joukkueelta johon hän kuuluu</text:p>
      <text:p text:style-name="P5"/>
      <text:p text:style-name="P8"><text:span text:style-name="T15">Tapahtuman</text:span> poistaminen</text:p>
      <text:p text:style-name="P5">Joukkueenjäsen poistaa tapahtuman joukkueelta jossa hän on jäsen</text:p>
      <text:p text:style-name="P3"/>
      <text:p text:style-name="P7">Joukkueen tietojen muokkaus</text:p>
      <text:p text:style-name="P4">Toimihenkilö muokkaa joukkueen tietoja</text:p>
      <text:p text:style-name="P4"/>
      <text:p text:style-name="P33"/>
      <text:p text:style-name="P32">Järjestelmän tietosisältö</text:p>
      <text:p text:style-name="P20"/>
      <text:p text:style-name="P21">Käsitekaavio</text:p>
      <text:p text:style-name="P21"><draw:frame draw:style-name="fr1" draw:name="Kuva5" text:anchor-type="paragraph" svg:x="0.534cm" svg:y="0.43cm" svg:width="12.363cm" svg:height="5.657cm" draw:z-index="0"><draw:image xlink:href="Pictures/1000020100000157000000B7AE025C29.png" xlink:type="simple" xlink:show="embed" xlink:actuate="onLoad"/></draw:frame></text:p>
      <text:p text:style-name="P21"/>
      <text:p text:style-name="P21"/>
      <text:p text:style-name="P21"/>
      <text:p text:style-name="P21"/>
      <text:p text:style-name="P21"/>
      <text:p text:style-name="P21"/>
      <text:p text:style-name="P21"/>
      <text:p text:style-name="P21"><text:soft-page-break/></text:p>
      <text:p text:style-name="P21"/>
      <text:p text:style-name="P27">Määritt<text:span text:style-name="T19">e</text:span>lyt</text:p>
      <text:p text:style-name="P21"/>
      <text:p text:style-name="P10">Joukkue</text:p>
      <table:table table:name="Opiskelija" table:style-name="Opiskelija">
        <table:table-column table:style-name="Opiskelija.A" table:number-columns-repeated="3"/>
        <table:table-header-rows>
          <table:table-row>
            <table:table-cell table:style-name="Opiskelija.A1" office:value-type="string">
              <text:p text:style-name="P37">Attribuutti</text:p>
            </table:table-cell>
            <table:table-cell table:style-name="Opiskelija.A1" office:value-type="string">
              <text:p text:style-name="P37">Arvojoukko</text:p>
            </table:table-cell>
            <table:table-cell table:style-name="Opiskelija.C1" office:value-type="string">
              <text:p text:style-name="P37">Kuvailu</text:p>
            </table:table-cell>
          </table:table-row>
        </table:table-header-rows>
        <table:table-row>
          <table:table-cell table:style-name="Opiskelija.A2" office:value-type="string">
            <text:p text:style-name="P38">Nimi</text:p>
          </table:table-cell>
          <table:table-cell table:style-name="Opiskelija.A2" office:value-type="string">
            <text:p text:style-name="P38">Merkkijono, max 30</text:p>
          </table:table-cell>
          <table:table-cell table:style-name="Opiskelija.C2" office:value-type="string">
            <text:p text:style-name="P38">Joukkueen nimi</text:p>
          </table:table-cell>
        </table:table-row>
        <table:table-row>
          <table:table-cell table:style-name="Opiskelija.A2" office:value-type="string">
            <text:p text:style-name="P38">Perustamisvuosi</text:p>
          </table:table-cell>
          <table:table-cell table:style-name="Opiskelija.A2" office:value-type="string">
            <text:p text:style-name="P38">Kokonaisluku</text:p>
          </table:table-cell>
          <table:table-cell table:style-name="Opiskelija.C2" office:value-type="string">
            <text:p text:style-name="P38">Perustamisvuosi</text:p>
          </table:table-cell>
        </table:table-row>
        <table:table-row>
          <table:table-cell table:style-name="Opiskelija.A2" office:value-type="string">
            <text:p text:style-name="P38">Paikkakunta</text:p>
          </table:table-cell>
          <table:table-cell table:style-name="Opiskelija.A2" office:value-type="string">
            <text:p text:style-name="P38">Merkkijono</text:p>
          </table:table-cell>
          <table:table-cell table:style-name="Opiskelija.C2" office:value-type="string">
            <text:p text:style-name="P38">Paikkakunta</text:p>
          </table:table-cell>
        </table:table-row>
      </table:table>
      <text:p text:style-name="P11"/>
      <text:p text:style-name="P11">Joukkueeseen voi kuulua <text:span text:style-name="T16">yhdestä</text:span> ylöspäin pelaajia. Tapahtumat ovat joukkuekohtaisia, ja niitä voi olla nollasta ylöspäin.</text:p>
      <text:p text:style-name="P11"/>
      <text:p text:style-name="P10">Pelaaja</text:p>
      <table:table table:name="Taulukko1" table:style-name="Taulukko1">
        <table:table-column table:style-name="Taulukko1.A" table:number-columns-repeated="3"/>
        <table:table-header-rows>
          <table:table-row>
            <table:table-cell table:style-name="Taulukko1.A1" office:value-type="string">
              <text:p text:style-name="P37">Attribuutti</text:p>
            </table:table-cell>
            <table:table-cell table:style-name="Taulukko1.A1" office:value-type="string">
              <text:p text:style-name="P37">Arvojoukko</text:p>
            </table:table-cell>
            <table:table-cell table:style-name="Taulukko1.C1" office:value-type="string">
              <text:p text:style-name="P37">Kuvailu</text:p>
            </table:table-cell>
          </table:table-row>
        </table:table-header-rows>
        <table:table-row>
          <table:table-cell table:style-name="Taulukko1.A2" office:value-type="string">
            <text:p text:style-name="P38">Nimi</text:p>
          </table:table-cell>
          <table:table-cell table:style-name="Taulukko1.A2" office:value-type="string">
            <text:p text:style-name="P38">Merkkijono, max 30</text:p>
          </table:table-cell>
          <table:table-cell table:style-name="Taulukko1.C2" office:value-type="string">
            <text:p text:style-name="P38">Pelaajan nimi</text:p>
          </table:table-cell>
        </table:table-row>
        <table:table-row>
          <table:table-cell table:style-name="Taulukko1.A2" office:value-type="string">
            <text:p text:style-name="P38">Salasana</text:p>
          </table:table-cell>
          <table:table-cell table:style-name="Taulukko1.A2" office:value-type="string">
            <text:p text:style-name="P38">Merkkijono, max 30</text:p>
          </table:table-cell>
          <table:table-cell table:style-name="Taulukko1.C2" office:value-type="string">
            <text:p text:style-name="P38">Salasana</text:p>
          </table:table-cell>
        </table:table-row>
      </table:table>
      <text:p text:style-name="P10"/>
      <text:p text:style-name="P11">Pelaaja voi kuulua yhteen tai useampaan joukkueseen, tai ei välttämättä yhteenkään.</text:p>
      <text:p text:style-name="P11"/>
      <text:p text:style-name="P10">Tapahtuma</text:p>
      <table:table table:name="Taulukko2" table:style-name="Taulukko2">
        <table:table-column table:style-name="Taulukko2.A" table:number-columns-repeated="3"/>
        <table:table-header-rows>
          <table:table-row>
            <table:table-cell table:style-name="Taulukko2.A1" office:value-type="string">
              <text:p text:style-name="P37">Attribuutti</text:p>
            </table:table-cell>
            <table:table-cell table:style-name="Taulukko2.A1" office:value-type="string">
              <text:p text:style-name="P37">Arvojoukko</text:p>
            </table:table-cell>
            <table:table-cell table:style-name="Taulukko2.C1" office:value-type="string">
              <text:p text:style-name="P37">Kuvailu</text:p>
            </table:table-cell>
          </table:table-row>
        </table:table-header-rows>
        <table:table-row>
          <table:table-cell table:style-name="Taulukko2.A2" office:value-type="string">
            <text:p text:style-name="P38">Kuvaus</text:p>
          </table:table-cell>
          <table:table-cell table:style-name="Taulukko2.A2" office:value-type="string">
            <text:p text:style-name="P38">Merkkijono, max 150</text:p>
          </table:table-cell>
          <table:table-cell table:style-name="Taulukko2.C2" office:value-type="string">
            <text:p text:style-name="P38">Tapahtuman kuvaus</text:p>
          </table:table-cell>
        </table:table-row>
        <table:table-row>
          <table:table-cell table:style-name="Taulukko2.A2" office:value-type="string">
            <text:p text:style-name="P38">Aika</text:p>
          </table:table-cell>
          <table:table-cell table:style-name="Taulukko2.A2" office:value-type="string">
            <text:p text:style-name="P38">Päiväys</text:p>
          </table:table-cell>
          <table:table-cell table:style-name="Taulukko2.C2" office:value-type="string">
            <text:p text:style-name="P38">Tapahtuman ajankohta</text:p>
          </table:table-cell>
        </table:table-row>
        <table:table-row>
          <table:table-cell table:style-name="Taulukko2.A2" office:value-type="string">
            <text:p text:style-name="P38">Paikka</text:p>
          </table:table-cell>
          <table:table-cell table:style-name="Taulukko2.A2" office:value-type="string">
            <text:p text:style-name="P38">Merkkijono, max 30</text:p>
          </table:table-cell>
          <table:table-cell table:style-name="Taulukko2.C2" office:value-type="string">
            <text:p text:style-name="P38">Tapahtuman paikka</text:p>
          </table:table-cell>
        </table:table-row>
      </table:table>
      <text:p text:style-name="P10"/>
      <text:p text:style-name="P11">Tapahtuma <text:span text:style-name="T16">on joukkuekohtainen</text:span>, <text:span text:style-name="T16">eli</text:span> sillä voi olla vain yksi joukkue. <text:span text:style-name="T16">Joukkueella voi toki olla monta tapahtumaa</text:span></text:p>
      <text:p text:style-name="P11"/>
      <text:p text:style-name="P11"/>
      <text:p text:style-name="P11"/>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Relaatiotietokanta</text:p>
      <text:p text:style-name="P22"/>
      <text:p text:style-name="P22"><draw:frame draw:style-name="fr1" draw:name="Kuva2" text:anchor-type="paragraph" svg:x="-0.533cm" svg:y="0.004cm" svg:width="17.47cm" svg:height="9.262cm" draw:z-index="2"><draw:image xlink:href="Pictures/100002010000020B0000019B013F0F9D.png" xlink:type="simple" xlink:show="embed" xlink:actuate="onLoad"/></draw:frame></text:p>
      <text:p text:style-name="P24"/>
      <text:p text:style-name="P28">Järjestelmän yleisrakenne</text:p>
      <text:p text:style-name="P28"/>
      <text:p text:style-name="P13">Sovellus on jaoteltu MVC-mallin mukaan kontrolleireihin, näkymiin ja malleihin, jotka löytyvät app kansion sisältä controllers, views ja models kansioiden sisältä. Kirjastot löytyvät hakemistosta lib.</text:p>
      <text:p text:style-name="P14"/>
      <text:p text:style-name="P26">Asennustiedot</text:p>
      <text:p text:style-name="P14"/>
      <text:p text:style-name="P13"><text:span text:style-name="T9">Asenna sovellus kopioimalla sen tiedostot palvelimen nettiin näkyvään hakemistoon (esim. usersin htdocs-hakemisto). Aseta sen jälkeen tietokannan yhteystiedot oikeaksi tiedostoon </text:span><text:span text:style-name="Source_20_Text"><text:span text:style-name="T11">libs/config.php</text:span></text:span><text:span text:style-name="T10">.</text:span><text:span text:style-name="T9"> Voit kopioida asetustiedoston mallin tiedostosta </text:span><text:span text:style-name="Source_20_Text"><text:span text:style-name="T11">libs/config.php.dist</text:span></text:span><text:span text:style-name="T12"> </text:span></text:p>
      <text:p text:style-name="P13"/>
      <text:p text:style-name="P23">Käynnistys/Käyttöohje</text:p>
      <text:p text:style-name="P12"/>
      <text:p text:style-name="P34"><text:span text:style-name="T7">Sovellus löytyy osoitteesta</text:span><text:a xlink:type="simple" xlink:href="https://jonharju.users.cs.helsinki.fi/tsoha/login">https://jonharju.users.cs.helsinki.fi/tsoha/login</text:a></text:p>
      <text:p text:style-name="P34"/>
      <text:p text:style-name="P12">Käyttäjänimi on Teemu ja salasana joku123</text:p>
      <text:p text:style-name="P35"/>
      <text:p text:style-name="P12">Sivulla pystyy tällä hetkellä lisäämään <text:span text:style-name="T13">joukkueita ja hallinnoimaan niitä(muokkaamaan ja poistamaaan). Joukkueisiin pystyy liittymään ja niille pystyy luomaan tapahtumia.</text:span></text:p>
      <text:p text:style-name="P25"/>
      <text:p text:style-name="P25"/>
      <text:p text:style-name="P25"><text:soft-page-break/></text:p>
      <text:p text:style-name="P25"/>
      <text:p text:style-name="P25"/>
      <text:p text:style-name="P25">Käyttöliittymä ja järjestelmän komponentit</text:p>
      <text:p text:style-name="P25"><draw:frame draw:style-name="fr1" draw:name="Kuva3" text:anchor-type="paragraph" svg:x="-0.21cm" svg:y="0.621cm" svg:width="17.625cm" svg:height="12.853cm" draw:z-index="3"><draw:image xlink:href="Pictures/1000020100000297000001C3CF78F81D.png" xlink:type="simple" xlink:show="embed" xlink:actuate="onLoad"/></draw:frame></text:p>
      <text:h text:style-name="P39" text:outline-level="2"><text:soft-page-break/></text:h>
      <text:h text:style-name="P42" text:outline-level="2">Testaus, tunnetut bugit ja puutteet &amp; jatkokehitysideat</text:h>
      <text:h text:style-name="P40" text:outline-level="2">Ohjelmaa on testattu kokeilemalla kaikkia toimintoja sivuilla ja tutkimalla miten ne reagoivat siihen. Parannusideoina olisi mm. joukkueeseen liittymisen hyväksyminen, <text:span text:style-name="T17">tapahtumien ajankohdan hyödyntäminen, tapahtumiiin ilmoittautuminen ja layoutin parantelu</text:span>. <text:span text:style-name="T17">Tällä hetkellä ei ole tunnettuja bugeja, mutta pelaajan ja joukkueen monesta-moneen suhteen päivityksen jälkeen saatta löytyä joukkueista ja sen tapahtumista jäänteitä vanhasta ratkaisusta, jotka sen myötä sen nyt saattavat aiheuttaa ongelmia. Päiväyksen validaattoria en saanut toimimaan, joten siihen pitää antaa syöte muodossa YYYY-MM-DD, muuten ohjelma kaatuu. Validaattori herjaa muistin loppumista.</text:span></text:h>
      <text:h text:style-name="P41" text:outline-level="2"/>
      <text:h text:style-name="P41" text:outline-level="2">Omat kokemukset</text:h>
      <text:p text:style-name="P36">Tietokantasovelluksesssa helppoa oli idean saamine<text:span text:style-name="T18">n</text:span>. <text:span text:style-name="T18">Myöskin itse ohjelmointi eteni hyvin sulavasti ja debuggaaminen oli huomattavasti helpompaa kuin mihin tottunut, sillä ohjeet auttoivat yleensä korjaamaan tai päättelemään missä vika lienee.</text:span> Vaikeaa taas oli keksiä miten on parasta toteuttaa ideat, joten <text:span text:style-name="T18">ratkaisuja on ollut monta erilaista ja niitä</text:span> on saanut muuttaa useampaan otteeseen. <text:span text:style-name="T14">Opin ohjelmoimaan php:ta ja miten tietokanta toteutetaan käyttännössä,sekä miten sitä voi hyödyntää sovellukses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6T23:33:24.411000000</dc:date>
    <meta:generator>LibreOffice/4.2.6.3$Windows_x86 LibreOffice_project/3fd416d4c6db7d3204c17ce57a1d70f6e531ee21</meta:generator>
    <meta:editing-duration>PT6H21M13S</meta:editing-duration>
    <meta:editing-cycles>14</meta:editing-cycles>
    <meta:document-statistic meta:table-count="3" meta:image-count="4" meta:object-count="0" meta:page-count="6" meta:paragraph-count="91" meta:word-count="492" meta:character-count="4251" meta:non-whitespace-character-count="4250"/>
  </office:meta>
</office:document-meta>
</file>